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T1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P16" style:parent-style-name="Normal" style:list-style-name="LFO2" style:family="paragraph"/>
    <style:style style:name="P17" style:parent-style-name="Normal" style:list-style-name="LFO2" style:family="paragraph"/>
    <style:style style:name="P18" style:parent-style-name="Normal" style:list-style-name="LFO2" style:family="paragraph"/>
    <style:style style:name="T1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3" style:family="paragraph"/>
    <style:style style:name="P22" style:parent-style-name="Normal" style:list-style-name="LFO3" style:family="paragraph"/>
    <style:style style:name="T23" style:parent-style-name="DefaultParagraphFont" style:family="text">
      <style:text-properties style:font-name="Segoe UI Emoji" style:font-name-complex="Segoe UI Emoji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list-style-name="LFO4" style:family="paragraph"/>
    <style:style style:name="P29" style:parent-style-name="Normal" style:list-style-name="LFO4" style:family="paragraph"/>
    <style:style style:name="P30" style:parent-style-name="Normal" style:list-style-name="LFO4" style:family="paragraph"/>
    <style:style style:name="P31" style:parent-style-name="Normal" style:list-style-name="LFO4" style:family="paragraph"/>
    <style:style style:name="T3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list-style-name="LFO5" style:family="paragraph"/>
    <style:style style:name="P38" style:parent-style-name="Normal" style:list-style-name="LFO5" style:family="paragraph"/>
    <style:style style:name="P39" style:parent-style-name="Normal" style:list-style-name="LFO5" style:family="paragraph"/>
    <style:style style:name="T4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T4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list-style-name="LFO6" style:family="paragraph"/>
    <style:style style:name="P49" style:parent-style-name="Normal" style:list-style-name="LFO6" style:family="paragraph"/>
    <style:style style:name="T5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T5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list-style-name="LFO7" style:family="paragraph"/>
    <style:style style:name="P58" style:parent-style-name="Normal" style:list-style-name="LFO7" style:family="paragraph"/>
    <style:style style:name="P59" style:parent-style-name="Normal" style:list-style-name="LFO7" style:family="paragraph"/>
    <style:style style:name="P60" style:parent-style-name="Normal" style:list-style-name="LFO7" style:family="paragraph"/>
    <style:style style:name="P61" style:parent-style-name="Normal" style:list-style-name="LFO7" style:family="paragraph"/>
    <style:style style:name="P62" style:parent-style-name="Normal" style:list-style-name="LFO7" style:family="paragraph"/>
    <style:style style:name="P63" style:parent-style-name="Normal" style:list-style-name="LFO7" style:family="paragraph"/>
    <style:style style:name="T6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list-style-name="LFO8" style:family="paragraph"/>
    <style:style style:name="P69" style:parent-style-name="Normal" style:list-style-name="LFO8" style:family="paragraph"/>
    <style:style style:name="P70" style:parent-style-name="Normal" style:list-style-name="LFO8" style:family="paragraph"/>
    <style:style style:name="P71" style:parent-style-name="Normal" style:list-style-name="LFO8" style:family="paragraph"/>
    <style:style style:name="T7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T7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list-style-name="LFO9" style:family="paragraph"/>
    <style:style style:name="P87" style:parent-style-name="Normal" style:list-style-name="LFO9" style:family="paragraph"/>
    <style:style style:name="P88" style:parent-style-name="Normal" style:list-style-name="LFO9" style:family="paragraph"/>
    <style:style style:name="P89" style:parent-style-name="Normal" style:list-style-name="LFO9" style:family="paragraph"/>
    <style:style style:name="P90" style:parent-style-name="Normal" style:list-style-name="LFO9" style:family="paragraph"/>
    <style:style style:name="T9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style:font-name="Segoe UI Emoji" style:font-name-complex="Segoe UI Emoji"/>
    </style:style>
    <style:style style:name="T94" style:parent-style-name="DefaultParagraphFont" style:family="text">
      <style:text-properties style:font-name="Segoe UI Emoji" style:font-name-complex="Segoe UI Emoji"/>
    </style:style>
    <style:style style:name="T95" style:parent-style-name="DefaultParagraphFont" style:family="text">
      <style:text-properties style:font-name="Segoe UI Emoji" style:font-name-complex="Segoe UI Emoji"/>
    </style:style>
    <style:style style:name="T96" style:parent-style-name="DefaultParagraphFont" style:family="text">
      <style:text-properties style:font-name="Segoe UI Emoji" style:font-name-complex="Segoe UI Emoji"/>
    </style:style>
    <style:style style:name="T97" style:parent-style-name="DefaultParagraphFont" style:family="text">
      <style:text-properties style:font-name="Segoe UI Emoji" style:font-name-complex="Segoe UI Emoji"/>
    </style:style>
    <style:style style:name="T9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list-style-name="LFO10" style:family="paragraph"/>
    <style:style style:name="P103" style:parent-style-name="Normal" style:list-style-name="LFO10" style:family="paragraph"/>
    <style:style style:name="P104" style:parent-style-name="Normal" style:list-style-name="LFO10" style:family="paragraph"/>
    <style:style style:name="P105" style:parent-style-name="Normal" style:list-style-name="LFO10" style:family="paragraph"/>
    <style:style style:name="P106" style:parent-style-name="Normal" style:list-style-name="LFO10" style:family="paragraph"/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P122" style:parent-style-name="Normal" style:family="paragraph">
      <style:text-properties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P125" style:parent-style-name="Normal" style:family="paragraph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P129" style:parent-style-name="Normal" style:list-style-name="LFO11" style:family="paragraph"/>
    <style:style style:name="T130" style:parent-style-name="DefaultParagraphFont" style:family="text">
      <style:text-properties fo:font-weight="bold" style:font-weight-asian="bold" style:font-weight-complex="bold"/>
    </style:style>
    <style:style style:name="P131" style:parent-style-name="Normal" style:list-style-name="LFO11" style:family="paragraph"/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Normal" style:family="paragraph">
      <style:text-properties fo:font-weight="bold" style:font-weight-asian="bold" style:font-weight-complex="bold"/>
    </style:style>
    <style:style style:name="P136" style:parent-style-name="Normal" style:list-style-name="LFO12" style:family="paragraph"/>
    <style:style style:name="P137" style:parent-style-name="Normal" style:list-style-name="LFO12" style:family="paragraph"/>
    <style:style style:name="P138" style:parent-style-name="Normal" style:family="paragraph">
      <style:text-properties fo:font-weight="bold" style:font-weight-asian="bold" style:font-weight-complex="bold"/>
    </style:style>
    <style:style style:name="P139" style:parent-style-name="Normal" style:list-style-name="LFO13" style:family="paragraph"/>
    <style:style style:name="P140" style:parent-style-name="Normal" style:list-style-name="LFO13" style:family="paragraph"/>
    <style:style style:name="P141" style:parent-style-name="Normal" style:family="paragraph">
      <style:text-properties fo:font-weight="bold" style:font-weight-asian="bold" style:font-weight-complex="bold"/>
    </style:style>
    <style:style style:name="P142" style:parent-style-name="Normal" style:list-style-name="LFO14" style:family="paragraph"/>
    <style:style style:name="T143" style:parent-style-name="DefaultParagraphFont" style:family="text">
      <style:text-properties fo:font-weight="bold" style:font-weight-asian="bold" style:font-weight-complex="bold"/>
    </style:style>
    <style:style style:name="P144" style:parent-style-name="Normal" style:list-style-name="LFO14" style:family="paragraph"/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Normal" style:family="paragraph">
      <style:text-properties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T148" style:parent-style-name="DefaultParagraphFont" style:family="text">
      <style:text-properties style:font-name="Segoe UI Emoji" style:font-name-complex="Segoe UI Emoji"/>
    </style:style>
    <style:style style:name="T149" style:parent-style-name="DefaultParagraphFont" style:family="text">
      <style:text-properties style:font-name="Aptos" style:font-name-complex="Aptos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P156" style:parent-style-name="Normal" style:family="paragraph">
      <style:text-properties fo:font-weight="bold" style:font-weight-asian="bold" style:font-weight-complex="bold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style:font-name="Segoe UI Emoji" style:font-name-complex="Segoe UI Emoji"/>
    </style:style>
    <style:style style:name="T161" style:parent-style-name="DefaultParagraphFont" style:family="text">
      <style:text-properties style:font-name="Segoe UI Emoji" style:font-name-complex="Segoe UI Emoji"/>
    </style:style>
    <style:style style:name="T162" style:parent-style-name="DefaultParagraphFont" style:family="text">
      <style:text-properties style:font-name="Aptos" style:font-name-complex="Aptos"/>
    </style:style>
    <style:style style:name="T163" style:parent-style-name="DefaultParagraphFont" style:family="text">
      <style:text-properties style:font-name="Segoe UI Emoji" style:font-name-complex="Segoe UI Emoji"/>
    </style:style>
    <style:style style:name="T164" style:parent-style-name="DefaultParagraphFont" style:family="text">
      <style:text-properties style:font-name="Segoe UI Emoji" style:font-name-complex="Segoe UI Emoji"/>
    </style:style>
    <style:style style:name="T165" style:parent-style-name="DefaultParagraphFont" style:family="text">
      <style:text-properties style:font-name="Segoe UI Emoji" style:font-name-complex="Segoe UI Emoji"/>
    </style:style>
    <style:style style:name="T16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Normal" style:list-style-name="LFO15" style:family="paragraph"/>
    <style:style style:name="P169" style:parent-style-name="Normal" style:list-style-name="LFO15" style:family="paragraph"/>
    <style:style style:name="P170" style:parent-style-name="Normal" style:list-style-name="LFO15" style:family="paragraph"/>
    <style:style style:name="P171" style:parent-style-name="Normal" style:list-style-name="LFO15" style:family="paragraph"/>
    <style:style style:name="T172" style:parent-style-name="DefaultParagraphFont" style:family="text">
      <style:text-properties fo:font-weight="bold" style:font-weight-asian="bold" style:font-weight-complex="bold"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HTML<text:s/>guide<text:s/>Sheet (Beginner → Advanced)</text:p>
      <text:p text:style-name="Normal">This guide explains<text:s/><text:span text:style-name="T2">what HTML is</text:span>, how tags work, and shows<text:s/><text:span text:style-name="T3">real code examples</text:span><text:s/>with clear explanations.</text:p>
      <text:p text:style-name="Normal"><draw:custom-shape svg:x="0in" svg:y="0in" svg:width="45.51042in" svg:height="0.00139in" draw:z-index="0" draw:id="id0" draw:style-name="a0" draw:name="Horizontal Line 21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">🧠</text:span><text:span text:style-name="T5"><text:s/>What is HTML?</text:span></text:p>
      <text:p text:style-name="Normal">HTML (<text:span text:style-name="T6">HyperText Markup Language</text:span>) is the structure of every webpage.</text:p>
      <text:p text:style-name="Normal">Think of it like the<text:s/><text:span text:style-name="T7">chassis of a car</text:span>:</text:p>
      <text:list text:style-name="LFO1" text:continue-numbering="true">
        <text:list-item>
          <text:p text:style-name="P8">HTML = structure/frame</text:p>
        </text:list-item>
        <text:list-item>
          <text:p text:style-name="P9">CSS = paint &amp; styling</text:p>
        </text:list-item>
        <text:list-item>
          <text:p text:style-name="P10">JavaScript = engine &amp; behaviour</text:p>
        </text:list-item>
      </text:list>
      <text:p text:style-name="Normal"><draw:custom-shape svg:x="0in" svg:y="0in" svg:width="45.51042in" svg:height="0.00139in" draw:z-index="0" draw:id="id1" draw:style-name="a1" draw:name="Horizontal Line 21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">🧱</text:span><text:span text:style-name="T12"><text:s/>Basic HTML Structure</text:span></text:p>
      <text:p text:style-name="P13">Example</text:p>
      <text:p text:style-name="Normal">&lt;!DOCTYPE html&gt;</text:p>
      <text:p text:style-name="Normal">&lt;html lang="en"&gt;</text:p>
      <text:p text:style-name="Normal">&lt;head&gt;</text:p>
      <text:p text:style-name="Normal"><text:s text:c="2"/>&lt;meta charset="UTF-8"&gt;</text:p>
      <text:p text:style-name="Normal"><text:s text:c="2"/>&lt;title&gt;My First Page&lt;/title&gt;</text:p>
      <text:p text:style-name="Normal">&lt;/head&gt;</text:p>
      <text:p text:style-name="Normal">&lt;body&gt;</text:p>
      <text:p text:style-name="Normal"><text:s text:c="2"/>&lt;h1&gt;Hello World&lt;/h1&gt;</text:p>
      <text:p text:style-name="Normal"><text:s text:c="2"/>&lt;p&gt;This is my website.&lt;/p&gt;</text:p>
      <text:p text:style-name="Normal">&lt;/body&gt;</text:p>
      <text:p text:style-name="Normal">&lt;/html&gt;</text:p>
      <text:p text:style-name="P14">Explanation</text:p>
      <text:list text:style-name="LFO2" text:continue-numbering="true">
        <text:list-item>
          <text:p text:style-name="P15">&lt;!DOCTYPE html&gt; → tells browser this is HTML5</text:p>
        </text:list-item>
        <text:list-item>
          <text:p text:style-name="P16">&lt;html&gt; → root element</text:p>
        </text:list-item>
        <text:list-item>
          <text:p text:style-name="P17">&lt;head&gt; → settings &amp; metadata</text:p>
        </text:list-item>
        <text:list-item>
          <text:p text:style-name="P18">&lt;body&gt; → visible content</text:p>
        </text:list-item>
      </text:list>
      <text:p text:style-name="Normal"><draw:custom-shape svg:x="0in" svg:y="0in" svg:width="45.51042in" svg:height="0.00139in" draw:z-index="0" draw:id="id2" draw:style-name="a2" draw:name="Horizontal Line 21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">🏷️</text:span><text:span text:style-name="T20"><text:s/>Headings</text:span></text:p>
      <text:p text:style-name="Normal">Used for titles and structure.</text:p>
      <text:p text:style-name="Normal">&lt;h1&gt;Main Title&lt;/h1&gt;</text:p>
      <text:p text:style-name="Normal">&lt;h2&gt;Subheading&lt;/h2&gt;</text:p>
      <text:p text:style-name="Normal">&lt;h3&gt;Smaller heading&lt;/h3&gt;</text:p>
      <text:list text:style-name="LFO3" text:continue-numbering="true">
        <text:list-item>
          <text:p text:style-name="P21">&lt;h1&gt; biggest &amp; most important</text:p>
        </text:list-item>
        <text:list-item>
          <text:p text:style-name="P22">&lt;h6&gt; smallest</text:p>
        </text:list-item>
      </text:list>
      <text:p text:style-name="Normal"><text:span text:style-name="T23">👉</text:span><text:s/>Only use<text:s/><text:span text:style-name="T24">one h1</text:span><text:s/>per page.</text:p>
      <text:p text:style-name="Normal"><draw:custom-shape svg:x="0in" svg:y="0in" svg:width="45.51042in" svg:height="0.00139in" draw:z-index="0" draw:id="id3" draw:style-name="a3" draw:name="Horizontal Line 21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5">📝</text:span><text:span text:style-name="T26"><text:s/>Paragraphs &amp; Text</text:span></text:p>
      <text:p text:style-name="Normal">&lt;p&gt;This is a paragraph.&lt;/p&gt;</text:p>
      <text:p text:style-name="Normal">&lt;p&gt;This is &lt;strong&gt;bold&lt;/strong&gt; text.&lt;/p&gt;</text:p>
      <text:p text:style-name="Normal">&lt;p&gt;This is &lt;em&gt;italic&lt;/em&gt; text.&lt;/p&gt;</text:p>
      <text:p text:style-name="P27">Common text tags</text:p>
      <text:list text:style-name="LFO4" text:continue-numbering="true">
        <text:list-item>
          <text:p text:style-name="P28">&lt;strong&gt; = important (bold)</text:p>
        </text:list-item>
        <text:list-item>
          <text:p text:style-name="P29">&lt;em&gt; = emphasis (italic)</text:p>
        </text:list-item>
        <text:list-item>
          <text:p text:style-name="P30">&lt;br&gt; = line break</text:p>
        </text:list-item>
        <text:list-item>
          <text:p text:style-name="P31">&lt;hr&gt; = horizontal line</text:p>
        </text:list-item>
      </text:list>
      <text:p text:style-name="Normal"><draw:custom-shape svg:x="0in" svg:y="0in" svg:width="45.51042in" svg:height="0.00139in" draw:z-index="0" draw:id="id4" draw:style-name="a4" draw:name="Horizontal Line 21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2">🔗</text:span><text:span text:style-name="T33"><text:s/>Links</text:span></text:p>
      <text:p text:style-name="Normal">&lt;a href="https://google.com"&gt;Visit Google&lt;/a&gt;</text:p>
      <text:p text:style-name="Normal">Open in new tab:</text:p>
      <text:p text:style-name="Normal">&lt;a href="https://google.com" target="_blank"&gt;Open&lt;/a&gt;</text:p>
      <text:p text:style-name="Normal"><draw:custom-shape svg:x="0in" svg:y="0in" svg:width="45.51042in" svg:height="0.00139in" draw:z-index="0" draw:id="id5" draw:style-name="a5" draw:name="Horizontal Line 21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4">🖼️</text:span><text:span text:style-name="T35"><text:s/>Images</text:span></text:p>
      <text:soft-page-break/>
      <text:p text:style-name="Normal">&lt;img src="car.jpg" alt="Sports car" width="300"&gt;</text:p>
      <text:p text:style-name="P36">Attributes explained</text:p>
      <text:list text:style-name="LFO5" text:continue-numbering="true">
        <text:list-item>
          <text:p text:style-name="P37">src = image file</text:p>
        </text:list-item>
        <text:list-item>
          <text:p text:style-name="P38">alt = description (important for accessibility)</text:p>
        </text:list-item>
        <text:list-item>
          <text:p text:style-name="P39">width = size</text:p>
        </text:list-item>
      </text:list>
      <text:p text:style-name="Normal"><draw:custom-shape svg:x="0in" svg:y="0in" svg:width="45.51042in" svg:height="0.00139in" draw:z-index="0" draw:id="id6" draw:style-name="a6" draw:name="Horizontal Line 21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0">📋</text:span><text:span text:style-name="T41"><text:s/>Lists</text:span></text:p>
      <text:p text:style-name="P42">Unordered list</text:p>
      <text:p text:style-name="Normal">&lt;ul&gt;</text:p>
      <text:p text:style-name="Normal"><text:s text:c="2"/>&lt;li&gt;Apple&lt;/li&gt;</text:p>
      <text:p text:style-name="Normal"><text:s text:c="2"/>&lt;li&gt;Banana&lt;/li&gt;</text:p>
      <text:p text:style-name="Normal">&lt;/ul&gt;</text:p>
      <text:p text:style-name="P43">Ordered list</text:p>
      <text:p text:style-name="Normal">&lt;ol&gt;</text:p>
      <text:p text:style-name="Normal"><text:s text:c="2"/>&lt;li&gt;Step one&lt;/li&gt;</text:p>
      <text:p text:style-name="Normal"><text:s text:c="2"/>&lt;li&gt;Step two&lt;/li&gt;</text:p>
      <text:p text:style-name="Normal">&lt;/ol&gt;</text:p>
      <text:p text:style-name="Normal"><draw:custom-shape svg:x="0in" svg:y="0in" svg:width="45.51042in" svg:height="0.00139in" draw:z-index="0" draw:id="id7" draw:style-name="a7" draw:name="Horizontal Line 21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4">📦</text:span><text:span text:style-name="T45"><text:s/>Div &amp; Span</text:span></text:p>
      <text:p text:style-name="P46">Div (block container)</text:p>
      <text:p text:style-name="Normal">&lt;div&gt;</text:p>
      <text:p text:style-name="Normal"><text:s text:c="2"/>&lt;p&gt;Grouped content&lt;/p&gt;</text:p>
      <text:p text:style-name="Normal">&lt;/div&gt;</text:p>
      <text:p text:style-name="P47">Span (inline container)</text:p>
      <text:p text:style-name="Normal">&lt;p&gt;This is &lt;span&gt;highlighted&lt;/span&gt; text.&lt;/p&gt;</text:p>
      <text:list text:style-name="LFO6" text:continue-numbering="true">
        <text:list-item>
          <text:p text:style-name="P48">&lt;div&gt; = layout sections</text:p>
        </text:list-item>
        <text:list-item>
          <text:p text:style-name="P49">&lt;span&gt; = style small parts</text:p>
        </text:list-item>
      </text:list>
      <text:p text:style-name="Normal"><draw:custom-shape svg:x="0in" svg:y="0in" svg:width="45.51042in" svg:height="0.00139in" draw:z-index="0" draw:id="id8" draw:style-name="a8" draw:name="Horizontal Line 219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50">🧭</text:span><text:span text:style-name="T51"><text:s/>Semantic Elements (IMPORTANT)</text:span></text:p>
      <text:p text:style-name="Normal">Semantic tags improve accessibility &amp; SEO.</text:p>
      <text:p text:style-name="Normal">&lt;header&gt;&lt;/header&gt;</text:p>
      <text:p text:style-name="Normal">&lt;nav&gt;&lt;/nav&gt;</text:p>
      <text:p text:style-name="Normal">&lt;main&gt;&lt;/main&gt;</text:p>
      <text:p text:style-name="Normal">&lt;section&gt;&lt;/section&gt;</text:p>
      <text:p text:style-name="Normal">&lt;article&gt;&lt;/article&gt;</text:p>
      <text:p text:style-name="Normal">&lt;footer&gt;&lt;/footer&gt;</text:p>
      <text:p text:style-name="P52">Why use them?</text:p>
      <text:p text:style-name="Normal">They describe the content meaning instead of just layout.</text:p>
      <text:p text:style-name="Normal"><draw:custom-shape svg:x="0in" svg:y="0in" svg:width="45.51042in" svg:height="0.00139in" draw:z-index="0" draw:id="id9" draw:style-name="a9" draw:name="Horizontal Line 22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3">🎛️</text:span><text:span text:style-name="T54"><text:s/>Forms</text:span></text:p>
      <text:p text:style-name="P55">Basic form</text:p>
      <text:p text:style-name="Normal">&lt;form&gt;</text:p>
      <text:p text:style-name="Normal"><text:s text:c="2"/>&lt;label&gt;Name:&lt;/label&gt;</text:p>
      <text:p text:style-name="Normal"><text:s text:c="2"/>&lt;input type="text"&gt;</text:p>
      <text:p text:style-name="Normal"/>
      <text:p text:style-name="Normal"><text:s text:c="2"/>&lt;label&gt;Email:&lt;/label&gt;</text:p>
      <text:p text:style-name="Normal"><text:s text:c="2"/>&lt;input type="email"&gt;</text:p>
      <text:p text:style-name="Normal"/>
      <text:p text:style-name="Normal"><text:s text:c="2"/>&lt;button type="submit"&gt;Submit&lt;/button&gt;</text:p>
      <text:p text:style-name="Normal">&lt;/form&gt;</text:p>
      <text:p text:style-name="P56">Input types</text:p>
      <text:list text:style-name="LFO7" text:continue-numbering="true">
        <text:list-item>
          <text:p text:style-name="P57">text</text:p>
        </text:list-item>
        <text:list-item>
          <text:p text:style-name="P58">email</text:p>
        </text:list-item>
        <text:list-item>
          <text:p text:style-name="P59">password</text:p>
        </text:list-item>
        <text:list-item>
          <text:p text:style-name="P60">number</text:p>
        </text:list-item>
        <text:list-item>
          <text:p text:style-name="P61">checkbox</text:p>
        </text:list-item>
        <text:list-item>
          <text:p text:style-name="P62">radio</text:p>
        </text:list-item>
        <text:list-item>
          <text:p text:style-name="P63">file</text:p>
        </text:list-item>
      </text:list>
      <text:p text:style-name="Normal"><draw:custom-shape svg:x="0in" svg:y="0in" svg:width="45.51042in" svg:height="0.00139in" draw:z-index="0" draw:id="id10" draw:style-name="a10" draw:name="Horizontal Line 22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4">🧩</text:span><text:span text:style-name="T65"><text:s/>Buttons</text:span></text:p>
      <text:p text:style-name="Normal">&lt;button&gt;Click Me&lt;/button&gt;</text:p>
      <text:p text:style-name="Normal">Button inside form submits by default.</text:p>
      <text:p text:style-name="Normal"><draw:custom-shape svg:x="0in" svg:y="0in" svg:width="45.51042in" svg:height="0.00139in" draw:z-index="0" draw:id="id11" draw:style-name="a11" draw:name="Horizontal Line 22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6">🗂️</text:span><text:span text:style-name="T67"><text:s/>Tables</text:span></text:p>
      <text:p text:style-name="Normal">&lt;table&gt;</text:p>
      <text:p text:style-name="Normal"><text:s text:c="2"/>&lt;tr&gt;</text:p>
      <text:p text:style-name="Normal"><text:s text:c="4"/>&lt;th&gt;Name&lt;/th&gt;</text:p>
      <text:p text:style-name="Normal"><text:s text:c="4"/>&lt;th&gt;Age&lt;/th&gt;</text:p>
      <text:p text:style-name="Normal"><text:s text:c="2"/>&lt;/tr&gt;</text:p>
      <text:p text:style-name="Normal"><text:s text:c="2"/>&lt;tr&gt;</text:p>
      <text:p text:style-name="Normal"><text:s text:c="4"/>&lt;td&gt;Ollie&lt;/td&gt;</text:p>
      <text:p text:style-name="Normal"><text:s text:c="4"/>&lt;td&gt;17&lt;/td&gt;</text:p>
      <text:p text:style-name="Normal"><text:s text:c="2"/>&lt;/tr&gt;</text:p>
      <text:p text:style-name="Normal">&lt;/table&gt;</text:p>
      <text:list text:style-name="LFO8" text:continue-numbering="true">
        <text:list-item>
          <text:p text:style-name="P68">&lt;table&gt; = container</text:p>
        </text:list-item>
        <text:list-item>
          <text:p text:style-name="P69">&lt;tr&gt; = row</text:p>
        </text:list-item>
        <text:list-item>
          <text:p text:style-name="P70">&lt;th&gt; = header cell</text:p>
        </text:list-item>
        <text:list-item>
          <text:p text:style-name="P71">&lt;td&gt; = data cell</text:p>
        </text:list-item>
      </text:list>
      <text:p text:style-name="Normal"><draw:custom-shape svg:x="0in" svg:y="0in" svg:width="45.51042in" svg:height="0.00139in" draw:z-index="0" draw:id="id12" draw:style-name="a12" draw:name="Horizontal Line 22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2">🎥</text:span><text:span text:style-name="T73"><text:s/>Audio &amp; Video</text:span></text:p>
      <text:p text:style-name="P74">Video</text:p>
      <text:p text:style-name="Normal">&lt;video controls width="300"&gt;</text:p>
      <text:p text:style-name="Normal"><text:s text:c="2"/>&lt;source src="video.mp4" type="video/mp4"&gt;</text:p>
      <text:p text:style-name="Normal">&lt;/video&gt;</text:p>
      <text:soft-page-break/>
      <text:p text:style-name="P75">Audio</text:p>
      <text:p text:style-name="Normal">&lt;audio controls&gt;</text:p>
      <text:p text:style-name="Normal"><text:s text:c="2"/>&lt;source src="audio.mp3" type="audio/mpeg"&gt;</text:p>
      <text:p text:style-name="Normal">&lt;/audio&gt;</text:p>
      <text:p text:style-name="Normal"><draw:custom-shape svg:x="0in" svg:y="0in" svg:width="45.51042in" svg:height="0.00139in" draw:z-index="0" draw:id="id13" draw:style-name="a13" draw:name="Horizontal Line 22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6">⚙️</text:span><text:span text:style-name="T77"><text:s/>Meta Tags (SEO &amp; mobile)</text:span></text:p>
      <text:p text:style-name="Normal">&lt;meta name="description" content="My website"&gt;</text:p>
      <text:p text:style-name="Normal">&lt;meta name="viewport" content="width=device-width, initial-scale=1.0"&gt;</text:p>
      <text:p text:style-name="Normal"><draw:custom-shape svg:x="0in" svg:y="0in" svg:width="45.51042in" svg:height="0.00139in" draw:z-index="0" draw:id="id14" draw:style-name="a14" draw:name="Horizontal Line 22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8">🎨</text:span><text:span text:style-name="T79"><text:s/>Linking CSS</text:span></text:p>
      <text:p text:style-name="Normal">&lt;link rel="stylesheet" href="styles.css"&gt;</text:p>
      <text:p text:style-name="Normal"><draw:custom-shape svg:x="0in" svg:y="0in" svg:width="45.51042in" svg:height="0.00139in" draw:z-index="0" draw:id="id15" draw:style-name="a15" draw:name="Horizontal Line 22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0">⚡</text:span><text:span text:style-name="T81"><text:s/>Linking JavaScript</text:span></text:p>
      <text:p text:style-name="Normal">&lt;script src="script.js"&gt;&lt;/script&gt;</text:p>
      <text:p text:style-name="Normal">Place before closing &lt;/body&gt; for performance.</text:p>
      <text:p text:style-name="Normal"><draw:custom-shape svg:x="0in" svg:y="0in" svg:width="45.51042in" svg:height="0.00139in" draw:z-index="0" draw:id="id16" draw:style-name="a16" draw:name="Horizontal Line 22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2">🌍</text:span><text:span text:style-name="T83"><text:s/>Comments</text:span></text:p>
      <text:p text:style-name="Normal">&lt;!-- This is a comment --&gt;</text:p>
      <text:p text:style-name="Normal">Used for notes &amp; debugging.</text:p>
      <text:p text:style-name="Normal"><draw:custom-shape svg:x="0in" svg:y="0in" svg:width="45.51042in" svg:height="0.00139in" draw:z-index="0" draw:id="id17" draw:style-name="a17" draw:name="Horizontal Line 22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4">🧠</text:span><text:span text:style-name="T85"><text:s/>HTML Attributes</text:span></text:p>
      <text:p text:style-name="Normal">Attributes add extra info.</text:p>
      <text:p text:style-name="Normal">&lt;p class="text" id="intro"&gt;Hello&lt;/p&gt;</text:p>
      <text:p text:style-name="Normal">Common attributes:</text:p>
      <text:list text:style-name="LFO9" text:continue-numbering="true">
        <text:list-item>
          <text:p text:style-name="P86">class</text:p>
        </text:list-item>
        <text:list-item>
          <text:p text:style-name="P87">id</text:p>
        </text:list-item>
        <text:list-item>
          <text:p text:style-name="P88">style</text:p>
        </text:list-item>
        <text:list-item>
          <text:p text:style-name="P89">title</text:p>
        </text:list-item>
        <text:list-item>
          <text:p text:style-name="P90">disabled</text:p>
        </text:list-item>
      </text:list>
      <text:p text:style-name="Normal"><draw:custom-shape svg:x="0in" svg:y="0in" svg:width="45.51042in" svg:height="0.00139in" draw:z-index="0" draw:id="id18" draw:style-name="a18" draw:name="Horizontal Line 22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1">🚀</text:span><text:span text:style-name="T92"><text:s/>Best Practices</text:span></text:p>
      <text:p text:style-name="Normal"><text:span text:style-name="T93">✅</text:span><text:s/>Use semantic tags<text:line-break/><text:span text:style-name="T94">✅</text:span><text:s/>Keep indentation clean<text:line-break/><text:span text:style-name="T95">✅</text:span><text:s/>Always include alt text<text:line-break/><text:span text:style-name="T96">✅</text:span><text:s/>Use lowercase tags<text:line-break/><text:span text:style-name="T97">✅</text:span><text:s/>Validate your HTML</text:p>
      <text:p text:style-name="Normal"><draw:custom-shape svg:x="0in" svg:y="0in" svg:width="45.51042in" svg:height="0.00139in" draw:z-index="0" draw:id="id19" draw:style-name="a19" draw:name="Horizontal Line 23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8">🧪</text:span><text:span text:style-name="T99"><text:s/>Mini Example Page</text:span></text:p>
      <text:p text:style-name="Normal">&lt;!DOCTYPE html&gt;</text:p>
      <text:p text:style-name="Normal">&lt;html&gt;</text:p>
      <text:p text:style-name="Normal">&lt;head&gt;</text:p>
      <text:p text:style-name="Normal"><text:s text:c="2"/>&lt;title&gt;Car Blog&lt;/title&gt;</text:p>
      <text:p text:style-name="Normal">&lt;/head&gt;</text:p>
      <text:p text:style-name="Normal">&lt;body&gt;</text:p>
      <text:p text:style-name="Normal"><text:s text:c="2"/>&lt;header&gt;</text:p>
      <text:p text:style-name="Normal"><text:s text:c="4"/>&lt;h1&gt;Car Reviews&lt;/h1&gt;</text:p>
      <text:p text:style-name="Normal"><text:s text:c="2"/>&lt;/header&gt;</text:p>
      <text:p text:style-name="Normal"/>
      <text:p text:style-name="Normal"><text:s text:c="2"/>&lt;main&gt;</text:p>
      <text:p text:style-name="Normal"><text:s text:c="4"/>&lt;article&gt;</text:p>
      <text:p text:style-name="Normal"><text:s text:c="6"/>&lt;h2&gt;My Dream Car&lt;/h2&gt;</text:p>
      <text:p text:style-name="Normal"><text:s text:c="6"/>&lt;p&gt;The best car ever built.&lt;/p&gt;</text:p>
      <text:p text:style-name="Normal"><text:s text:c="4"/>&lt;/article&gt;</text:p>
      <text:p text:style-name="Normal"><text:s text:c="2"/>&lt;/main&gt;</text:p>
      <text:p text:style-name="Normal"/>
      <text:p text:style-name="Normal"><text:s text:c="2"/>&lt;footer&gt;</text:p>
      <text:soft-page-break/>
      <text:p text:style-name="Normal"><text:s text:c="4"/>&lt;p&gt;© 2026&lt;/p&gt;</text:p>
      <text:p text:style-name="Normal"><text:s text:c="2"/>&lt;/footer&gt;</text:p>
      <text:p text:style-name="Normal">&lt;/body&gt;</text:p>
      <text:p text:style-name="Normal">&lt;/html&gt;</text:p>
      <text:p text:style-name="Normal"><draw:custom-shape svg:x="0in" svg:y="0in" svg:width="45.51042in" svg:height="0.00139in" draw:z-index="0" draw:id="id20" draw:style-name="a20" draw:name="Horizontal Line 23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0">🎯</text:span><text:span text:style-name="T101"><text:s/>What to Learn Next</text:span></text:p>
      <text:list text:style-name="LFO10" text:continue-numbering="true">
        <text:list-item>
          <text:p text:style-name="P102">CSS styling</text:p>
        </text:list-item>
        <text:list-item>
          <text:p text:style-name="P103">Flexbox &amp; Grid</text:p>
        </text:list-item>
        <text:list-item>
          <text:p text:style-name="P104">Responsive design</text:p>
        </text:list-item>
        <text:list-item>
          <text:p text:style-name="P105">JavaScript basics</text:p>
        </text:list-item>
        <text:list-item>
          <text:p text:style-name="P106">Accessibility (ARIA)</text:p>
        </text:list-item>
      </text:list>
      <text:p text:style-name="Normal"><draw:custom-shape svg:x="0in" svg:y="0in" svg:width="45.51042in" svg:height="0.00139in" draw:z-index="0" draw:id="id21" draw:style-name="a21" draw:name="Horizontal Line 232" text:anchor-type="as-char"><svg:title/><svg:desc/><draw:enhanced-geometry draw:type="non-primitive" svg:viewBox="0 0 21600 21600" draw:enhanced-path="M 0 0 L 21600 0 21600 21600 0 21600 Z N"/></draw:custom-shape></text:p>
      <text:p text:style-name="Normal">If you master this, you understand the<text:s/><text:span text:style-name="T107">structure of the entire web</text:span>.</text:p>
      <text:p text:style-name="Normal"><draw:custom-shape svg:x="0in" svg:y="0in" svg:width="45.51042in" svg:height="0.00139in" draw:z-index="0" draw:id="id22" draw:style-name="a22" draw:name="Horizontal Line 23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8">🧭</text:span><text:span text:style-name="T109"><text:s/>When &amp; Where to Use Common HTML Elements</text:span></text:p>
      <text:p text:style-name="P110">&lt;header&gt;</text:p>
      <text:p text:style-name="Normal"><text:span text:style-name="T111">Use when:</text:span><text:s/>creating the top section of a page or section<text:line-break/><text:span text:style-name="T112">Contains:</text:span><text:s/>logo, title, navigation</text:p>
      <text:p text:style-name="P113">&lt;nav&gt;</text:p>
      <text:p text:style-name="Normal"><text:span text:style-name="T114">Use when:</text:span><text:s/>adding primary navigation links<text:line-break/><text:span text:style-name="T115">Example:</text:span><text:s/>menus, sidebars, breadcrumbs</text:p>
      <text:p text:style-name="P116">&lt;main&gt;</text:p>
      <text:p text:style-name="Normal"><text:span text:style-name="T117">Use when:</text:span><text:s/>wrapping the main unique content of the page<text:line-break/><text:span text:style-name="T118">Important:</text:span><text:s/>only one per page</text:p>
      <text:p text:style-name="P119">&lt;section&gt;</text:p>
      <text:p text:style-name="Normal"><text:span text:style-name="T120">Use when:</text:span><text:s/>grouping related content with a theme<text:line-break/><text:span text:style-name="T121">Example:</text:span><text:s/>features, services, chapters</text:p>
      <text:p text:style-name="P122">&lt;article&gt;</text:p>
      <text:soft-page-break/>
      <text:p text:style-name="Normal"><text:span text:style-name="T123">Use when:</text:span><text:s/>content can stand alone<text:line-break/><text:span text:style-name="T124">Example:</text:span><text:s/>blog post, news story, forum post</text:p>
      <text:p text:style-name="P125">&lt;footer&gt;</text:p>
      <text:p text:style-name="Normal"><text:span text:style-name="T126">Use when:</text:span><text:s/>bottom of page or section<text:line-break/><text:span text:style-name="T127">Contains:</text:span><text:s/>copyright, links, contact info</text:p>
      <text:p text:style-name="Normal"><draw:custom-shape svg:x="0in" svg:y="0in" svg:width="45.51042in" svg:height="0.00139in" draw:z-index="0" draw:id="id23" draw:style-name="a23" draw:name="Horizontal Line 234" text:anchor-type="as-char"><svg:title/><svg:desc/><draw:enhanced-geometry draw:type="non-primitive" svg:viewBox="0 0 21600 21600" draw:enhanced-path="M 0 0 L 21600 0 21600 21600 0 21600 Z N"/></draw:custom-shape></text:p>
      <text:p text:style-name="P128">&lt;div&gt; vs &lt;section&gt;</text:p>
      <text:list text:style-name="LFO11" text:continue-numbering="true">
        <text:list-item>
          <text:p text:style-name="P129">Use<text:s/><text:span text:style-name="T130">div</text:span><text:s/>for styling/layout only</text:p>
        </text:list-item>
        <text:list-item>
          <text:p text:style-name="P131">Use<text:s/><text:span text:style-name="T132">section</text:span><text:s/>when the content has meaning</text:p>
        </text:list-item>
      </text:list>
      <text:p text:style-name="Normal"><draw:custom-shape svg:x="0in" svg:y="0in" svg:width="45.51042in" svg:height="0.00139in" draw:z-index="0" draw:id="id24" draw:style-name="a24" draw:name="Horizontal Line 235" text:anchor-type="as-char"><svg:title/><svg:desc/><draw:enhanced-geometry draw:type="non-primitive" svg:viewBox="0 0 21600 21600" draw:enhanced-path="M 0 0 L 21600 0 21600 21600 0 21600 Z N"/></draw:custom-shape></text:p>
      <text:p text:style-name="P133">&lt;span&gt;</text:p>
      <text:p text:style-name="Normal"><text:span text:style-name="T134">Use when:</text:span><text:s/>styling small inline parts of text</text:p>
      <text:p text:style-name="Normal">&lt;p&gt;My car is &lt;span class="highlight"&gt;fast&lt;/span&gt;&lt;/p&gt;</text:p>
      <text:p text:style-name="Normal"><draw:custom-shape svg:x="0in" svg:y="0in" svg:width="45.51042in" svg:height="0.00139in" draw:z-index="0" draw:id="id25" draw:style-name="a25" draw:name="Horizontal Line 236" text:anchor-type="as-char"><svg:title/><svg:desc/><draw:enhanced-geometry draw:type="non-primitive" svg:viewBox="0 0 21600 21600" draw:enhanced-path="M 0 0 L 21600 0 21600 21600 0 21600 Z N"/></draw:custom-shape></text:p>
      <text:p text:style-name="P135">&lt;strong&gt; vs &lt;b&gt;</text:p>
      <text:list text:style-name="LFO12" text:continue-numbering="true">
        <text:list-item>
          <text:p text:style-name="P136">&lt;strong&gt; → important meaning (SEO &amp; accessibility)</text:p>
        </text:list-item>
        <text:list-item>
          <text:p text:style-name="P137">&lt;b&gt; → visual bold only</text:p>
        </text:list-item>
      </text:list>
      <text:p text:style-name="Normal"><draw:custom-shape svg:x="0in" svg:y="0in" svg:width="45.51042in" svg:height="0.00139in" draw:z-index="0" draw:id="id26" draw:style-name="a26" draw:name="Horizontal Line 237" text:anchor-type="as-char"><svg:title/><svg:desc/><draw:enhanced-geometry draw:type="non-primitive" svg:viewBox="0 0 21600 21600" draw:enhanced-path="M 0 0 L 21600 0 21600 21600 0 21600 Z N"/></draw:custom-shape></text:p>
      <text:p text:style-name="P138">&lt;em&gt; vs &lt;i&gt;</text:p>
      <text:list text:style-name="LFO13" text:continue-numbering="true">
        <text:list-item>
          <text:p text:style-name="P139">&lt;em&gt; → emphasis in meaning</text:p>
        </text:list-item>
        <text:list-item>
          <text:p text:style-name="P140">&lt;i&gt; → visual italic</text:p>
        </text:list-item>
      </text:list>
      <text:p text:style-name="Normal"><draw:custom-shape svg:x="0in" svg:y="0in" svg:width="45.51042in" svg:height="0.00139in" draw:z-index="0" draw:id="id27" draw:style-name="a27" draw:name="Horizontal Line 238" text:anchor-type="as-char"><svg:title/><svg:desc/><draw:enhanced-geometry draw:type="non-primitive" svg:viewBox="0 0 21600 21600" draw:enhanced-path="M 0 0 L 21600 0 21600 21600 0 21600 Z N"/></draw:custom-shape></text:p>
      <text:p text:style-name="P141">&lt;ul&gt; vs &lt;ol&gt;</text:p>
      <text:list text:style-name="LFO14" text:continue-numbering="true">
        <text:list-item>
          <text:p text:style-name="P142"><text:span text:style-name="T143">ul</text:span><text:s/>→ order doesn’t matter</text:p>
        </text:list-item>
        <text:list-item>
          <text:p text:style-name="P144"><text:span text:style-name="T145">ol</text:span><text:s/>→ steps or ranking</text:p>
        </text:list-item>
      </text:list>
      <text:p text:style-name="Normal"><draw:custom-shape svg:x="0in" svg:y="0in" svg:width="45.51042in" svg:height="0.00139in" draw:z-index="0" draw:id="id28" draw:style-name="a28" draw:name="Horizontal Line 239" text:anchor-type="as-char"><svg:title/><svg:desc/><draw:enhanced-geometry draw:type="non-primitive" svg:viewBox="0 0 21600 21600" draw:enhanced-path="M 0 0 L 21600 0 21600 21600 0 21600 Z N"/></draw:custom-shape></text:p>
      <text:p text:style-name="P146">&lt;table&gt;</text:p>
      <text:p text:style-name="Normal"><text:span text:style-name="T147">Use when:</text:span><text:s/>displaying structured data<text:line-break/><text:span text:style-name="T148">❌</text:span><text:s/>Don<text:span text:style-name="T149">’</text:span>t use for layout</text:p>
      <text:soft-page-break/>
      <text:p text:style-name="Normal"><draw:custom-shape svg:x="0in" svg:y="0in" svg:width="45.51042in" svg:height="0.00139in" draw:z-index="0" draw:id="id29" draw:style-name="a29" draw:name="Horizontal Line 240" text:anchor-type="as-char"><svg:title/><svg:desc/><draw:enhanced-geometry draw:type="non-primitive" svg:viewBox="0 0 21600 21600" draw:enhanced-path="M 0 0 L 21600 0 21600 21600 0 21600 Z N"/></draw:custom-shape></text:p>
      <text:p text:style-name="P150">&lt;form&gt;</text:p>
      <text:p text:style-name="Normal"><text:span text:style-name="T151">Use when:</text:span><text:s/>collecting user input<text:line-break/><text:span text:style-name="T152">Examples:</text:span><text:s/>login, search, contact forms</text:p>
      <text:p text:style-name="Normal"><draw:custom-shape svg:x="0in" svg:y="0in" svg:width="45.51042in" svg:height="0.00139in" draw:z-index="0" draw:id="id30" draw:style-name="a30" draw:name="Horizontal Line 241" text:anchor-type="as-char"><svg:title/><svg:desc/><draw:enhanced-geometry draw:type="non-primitive" svg:viewBox="0 0 21600 21600" draw:enhanced-path="M 0 0 L 21600 0 21600 21600 0 21600 Z N"/></draw:custom-shape></text:p>
      <text:p text:style-name="P153">&lt;img&gt;</text:p>
      <text:p text:style-name="Normal"><text:span text:style-name="T154">Use when:</text:span><text:s/>adding visual content<text:line-break/><text:span text:style-name="T155">Always include:</text:span><text:s/>alt text for accessibility</text:p>
      <text:p text:style-name="Normal"><draw:custom-shape svg:x="0in" svg:y="0in" svg:width="45.51042in" svg:height="0.00139in" draw:z-index="0" draw:id="id31" draw:style-name="a31" draw:name="Horizontal Line 242" text:anchor-type="as-char"><svg:title/><svg:desc/><draw:enhanced-geometry draw:type="non-primitive" svg:viewBox="0 0 21600 21600" draw:enhanced-path="M 0 0 L 21600 0 21600 21600 0 21600 Z N"/></draw:custom-shape></text:p>
      <text:p text:style-name="P156">&lt;a&gt;</text:p>
      <text:p text:style-name="Normal"><text:span text:style-name="T157">Use when:</text:span><text:s/>navigating to another page, file, or section</text:p>
      <text:p text:style-name="Normal">&lt;a href="#top"&gt;Back to top&lt;/a&gt;</text:p>
      <text:p text:style-name="Normal"><draw:custom-shape svg:x="0in" svg:y="0in" svg:width="45.51042in" svg:height="0.00139in" draw:z-index="0" draw:id="id32" draw:style-name="a32" draw:name="Horizontal Line 24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8">⚠️</text:span><text:span text:style-name="T159"><text:s/>Beginner Mistakes to Avoid</text:span></text:p>
      <text:p text:style-name="Normal"><text:span text:style-name="T160">❌</text:span><text:s/>Using divs for everything<text:line-break/><text:span text:style-name="T161">❌</text:span><text:s/>Skipping heading order (h1<text:s/><text:span text:style-name="T162">→</text:span><text:s/>h3)<text:line-break/><text:span text:style-name="T163">❌</text:span><text:s/>Missing alt text<text:line-break/><text:span text:style-name="T164">❌</text:span><text:s/>Inline styling instead of CSS<text:line-break/><text:span text:style-name="T165">❌</text:span><text:s/>Forgetting semantic tags</text:p>
      <text:p text:style-name="Normal"><draw:custom-shape svg:x="0in" svg:y="0in" svg:width="45.51042in" svg:height="0.00139in" draw:z-index="0" draw:id="id33" draw:style-name="a33" draw:name="Horizontal Line 24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6">🧠</text:span><text:span text:style-name="T167"><text:s/>Quick Mental Model</text:span></text:p>
      <text:p text:style-name="Normal">Think of building a webpage like building a car:</text:p>
      <text:list text:style-name="LFO15" text:continue-numbering="true">
        <text:list-item>
          <text:p text:style-name="P168">Semantic tags = chassis layout</text:p>
        </text:list-item>
        <text:list-item>
          <text:p text:style-name="P169">Content tags = interior &amp; components</text:p>
        </text:list-item>
        <text:list-item>
          <text:p text:style-name="P170">CSS = paint &amp; styling</text:p>
        </text:list-item>
        <text:list-item>
          <text:p text:style-name="P171">JavaScript = engine &amp; features</text:p>
        </text:list-item>
      </text:list>
      <text:p text:style-name="Normal"><draw:custom-shape svg:x="0in" svg:y="0in" svg:width="45.51042in" svg:height="0.00139in" draw:z-index="0" draw:id="id34" draw:style-name="a34" draw:name="Horizontal Line 245" text:anchor-type="as-char"><svg:title/><svg:desc/><draw:enhanced-geometry draw:type="non-primitive" svg:viewBox="0 0 21600 21600" draw:enhanced-path="M 0 0 L 21600 0 21600 21600 0 21600 Z N"/></draw:custom-shape></text:p>
      <text:p text:style-name="Normal">Now you not only know the tags — you know<text:s/><text:span text:style-name="T172">when to use them like a pro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llie Cummins</meta:initial-creator>
    <dc:creator>Ollie Cummins</dc:creator>
    <meta:creation-date>2026-02-20T23:35:00Z</meta:creation-date>
    <dc:date>2026-02-20T23:35:00Z</dc:date>
    <meta:template xlink:href="Normal" xlink:type="simple"/>
    <meta:editing-cycles>1</meta:editing-cycles>
    <meta:editing-duration>PT0S</meta:editing-duration>
    <meta:document-statistic meta:page-count="10" meta:paragraph-count="11" meta:word-count="835" meta:character-count="5584" meta:row-count="39" meta:non-whitespace-character-count="4760"/>
  </office:meta>
</office:document-meta>
</file>